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_fi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emcp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migrate_m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svm_un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vm_allo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vm_fre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9]=&quot;✓&quot;)+([.D99]=&quot;✓&quot;)+([.E99]=&quot;✓&quot;)+([.F9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0]=&quot;✓&quot;)+([.D100]=&quot;✓&quot;)+([.E100]=&quot;✓&quot;)+([.F10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KernelArg" calcext:value-type="string">
            <text:p>clSetKernelArg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VMAlloc" calcext:value-type="string">
            <text:p>clSVMAlloc</text:p>
          </table:table-cell>
          <table:table-cell table:style-name="ce26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VMFree" calcext:value-type="string">
            <text:p>clSVMFree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8]=&quot;✓&quot;)+([.D108]=&quot;✓&quot;)+([.E108]=&quot;✓&quot;)+([.F10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436" calcext:value-type="float">
            <text:p>436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1" calcext:value-type="percentage">
            <text:p>100,00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 style:data-style-name="N2" text:time-value="12:31:35.8225450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1T15:57:39.858079327</dc:date>
    <meta:editing-duration>P2DT3H23M48S</meta:editing-duration>
    <meta:editing-cycles>196</meta:editing-cycles>
    <meta:generator>LibreOffice/5.4.1.2.0$Linux_X86_64 LibreOffice_project/40m0$Build-2</meta:generator>
    <meta:document-statistic meta:table-count="2" meta:cell-count="1527" meta:object-count="0"/>
  </office:meta>
</office:document-meta>
</file>